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8" style:family="paragraph">
      <loext:graphic-properties draw:fill-color="#99ff66" draw:opacity="100%"/>
      <style:paragraph-properties fo:text-align="center"/>
      <style:text-properties fo:font-size="12pt"/>
    </style:style>
    <style:style style:name="P9" style:family="paragraph">
      <loext:graphic-properties draw:fill-color="#801900" draw:opacity="100%"/>
      <style:paragraph-properties fo:text-align="center"/>
      <style:text-properties fo:font-size="12pt"/>
    </style:style>
    <style:style style:name="P10" style:family="paragraph">
      <loext:graphic-properties draw:fill-color="#ff6600" draw:opacity="100%"/>
      <style:paragraph-properties fo:text-align="center"/>
      <style:text-properties fo:font-size="12pt"/>
    </style:style>
    <style:style style:name="P11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2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13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000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ff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19" draw:style-name="gr8" draw:text-style-name="P10" svg:width="0.1343in" svg:height="0.1343in" svg:x="0.192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" draw:style-name="gr15" draw:text-style-name="P5" svg:width="0.1343in" svg:height="0.1343in" svg:x="0.198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9" draw:text-style-name="P8" svg:width="0.1335in" svg:height="0.1335in" svg:x="0.196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6" draw:name="Shape 25" draw:style-name="gr5" draw:text-style-name="P7" svg:width="0.1358in" svg:height="0.1358in" svg:x="0.1862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7" draw:name="Shape 26" draw:style-name="gr4" draw:text-style-name="P6" svg:width="0.135in" svg:height="0.135in" svg:x="0.1874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4" draw:name="Shape 23" draw:style-name="gr7" draw:text-style-name="P9" svg:width="0.1335in" svg:height="0.1335in" svg:x="0.191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9" draw:name="Shape 17" draw:style-name="gr10" draw:text-style-name="P11" svg:width="0.135in" svg:height="0.135in" svg:x="0.2134in" svg:y="0.16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13" draw:style-name="gr13" draw:text-style-name="P13" svg:width="0.1358in" svg:height="0.1358in" svg:x="0.1752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1" draw:name="Shape 20" draw:style-name="gr7" draw:text-style-name="P9" svg:width="0.1335in" svg:height="0.1335in" svg:x="0.192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14" draw:text-style-name="P4" svg:width="0.135in" svg:height="0.135in" svg:x="0.1846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14" draw:style-name="gr12" draw:text-style-name="P10" svg:width="0.1335in" svg:height="0.1335in" svg:x="0.1965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27" draw:style-name="gr3" draw:text-style-name="P5" svg:width="0.135in" svg:height="0.135in" svg:x="0.1827in" svg:y="0.1709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4" draw:style-name="gr6" draw:text-style-name="P8" svg:width="0.135in" svg:height="0.135in" svg:x="0.1866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15" draw:style-name="gr11" draw:text-style-name="P12" svg:width="0.1335in" svg:height="0.1335in" svg:x="0.192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21" draw:style-name="gr9" draw:text-style-name="P8" svg:width="0.1335in" svg:height="0.1335in" svg:x="0.1945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1" draw:style-name="gr16" draw:text-style-name="P7" svg:width="0.1343in" svg:height="0.1343in" svg:x="0.186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4" draw:style-name="gr4" draw:text-style-name="P6" svg:width="0.135in" svg:height="0.135in" svg:x="0.1992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5" draw:style-name="gr7" draw:text-style-name="P9" svg:width="0.1335in" svg:height="0.1335in" svg:x="0.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28" draw:style-name="gr2" draw:text-style-name="P4" svg:width="0.1358in" svg:height="0.1358in" svg:x="0.1898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22" draw:style-name="gr8" draw:text-style-name="P10" svg:width="0.1343in" svg:height="0.1343in" svg:x="0.1945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20" draw:name="Shape 29" draw:style-name="gr1" draw:text-style-name="P3" svg:width="0.1343in" svg:height="0.1343in" svg:x="0.2161in" svg:y="0.168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19T18:21:44.315861969</dc:date>
    <meta:editing-duration>PT2H32M6S</meta:editing-duration>
    <meta:editing-cycles>1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